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  <style:font-face style:name="Arial Black" svg:font-family="&quot;Arial Black&quot;"/>
    <style:font-face style:name="Algerian" svg:font-family="Algerian"/>
    <style:font-face style:name="Bahnschrift Light SemiCondensed" svg:font-family="&quot;Bahnschrift Light Semi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8DB4E2" style:repeat-content="false"/>
      <style:paragraph-properties fo:text-align="start" fo:margin-left="0cm"/>
      <style:text-properties style:font-name="Segoe UI" style:font-name-asian="Segoe UI" style:font-name-complex="Segoe U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5D9F1" style:repeat-content="false"/>
      <style:paragraph-properties fo:text-align="start" fo:margin-left="0cm"/>
      <style:text-properties style:font-name="Segoe UI" style:font-name-asian="Segoe UI" style:font-name-complex="Segoe UI"/>
    </style:style>
    <style:style style:name="ce5" style:family="table-cell" style:parent-style-name="Default" style:data-style-name="N3">
      <style:table-cell-properties fo:border="thin solid #000000" style:vertical-align="middle" fo:wrap-option="wrap" fo:background-color="#C5D9F1" style:repeat-content="false"/>
      <style:paragraph-properties fo:text-align="start" fo:margin-left="0cm"/>
      <style:text-properties style:font-name="Segoe UI" style:font-name-asian="Segoe UI" style:font-name-complex="Segoe UI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5D9F1" style:repeat-content="false"/>
      <style:paragraph-properties fo:text-align="start" fo:margin-left="0cm"/>
      <style:text-properties style:font-name="Arial Black" style:font-name-asian="Arial Black" style:font-name-complex="Arial Black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fo:background-color="#538DD5"/>
      <style:text-properties fo:font-size="12pt" style:font-size-asian="12pt" style:font-size-complex="12pt"/>
    </style:style>
    <style:style style:name="ce8" style:family="table-cell" style:parent-style-name="Default" style:data-style-name="N0">
      <style:text-properties style:font-name="Algerian" style:font-name-asian="Algerian" style:font-name-complex="Algerian" fo:font-size="12pt" style:font-size-asian="12pt" style:font-size-complex="12pt" fo:font-weight="bold" style:font-weight-asian="bold" style:font-weight-complex="bold" style:font-family-generic="decorativ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0" style:family="table-cell" style:parent-style-name="Default" style:data-style-name="N0">
      <style:table-cell-properties style:vertical-align="middle" fo:background-color="#B8CCE4" style:repeat-content="false"/>
      <style:paragraph-properties fo:text-align="start" fo:margin-left="0.353cm"/>
      <style:text-properties fo:color="#963634" style:font-name="Bahnschrift Light SemiCondensed" style:font-name-asian="Bahnschrift Light SemiCondensed" style:font-name-complex="Bahnschrift Light SemiCondensed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B8CCE4"/>
      <style:text-properties fo:color="#963634" style:font-name="Bahnschrift Light SemiCondensed" style:font-name-asian="Bahnschrift Light SemiCondensed" style:font-name-complex="Bahnschrift Light SemiCondense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Bahnschrift Light SemiCondensed" style:font-name-asian="Bahnschrift Light SemiCondensed" style:font-name-complex="Bahnschrift Light SemiCondensed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538DD5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48.7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/>
          <table:table-cell table:style-name="ce1"/>
          <table:table-cell office:value-type="string" table:number-columns-spanned="8" table:number-rows-spanned="1" table:style-name="ce16">
            <text:p>PROJECT 1</text:p>
          </table:table-cell>
          <table:covered-table-cell table:number-columns-repeated="7"/>
          <table:table-cell table:number-columns-repeated="16374" table:style-name="ce1"/>
        </table:table-row>
        <table:table-row table:style-name="ro2">
          <table:table-cell table:style-name="ce1">
            <draw:custom-shape svg:x="0.03623in" svg:y="0.15399in" svg:width="0.58877in" svg:height="0.37817in" draw:z-index="1" draw:id="id0" draw:style-name="a2" draw:name="Notched Right Arrow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22 L ?f24 ?f22 ?f24 ?f7 ?f11 ?f18 ?f24 ?f12 ?f24 ?f23 ?f7 ?f23 ?f26 ?f18 Z N" draw:text-areas="?f26 ?f22 ?f27 ?f23" draw:glue-points="?f24 ?f7 ?f26 ?f18 ?f24 ?f12" draw:glue-point-leaving-directions="-360, -270, -180" draw:modifiers="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min(?f14, ?f13)"/>
                <draw:equation draw:name="f17" draw:formula="?f13 * ?f8"/>
                <draw:equation draw:name="f18" draw:formula="?f7 + ?f15"/>
                <draw:equation draw:name="f19" draw:formula="?f16 * ?f8"/>
                <draw:equation draw:name="f20" draw:formula="?f17 / 200000"/>
                <draw:equation draw:name="f21" draw:formula="?f19 / 100000"/>
                <draw:equation draw:name="f22" draw:formula="?f18 - ?f20"/>
                <draw:equation draw:name="f23" draw:formula="?f18 + ?f20"/>
                <draw:equation draw:name="f24" draw:formula="?f11 - ?f21"/>
                <draw:equation draw:name="f25" draw:formula="?f20 * ?f21"/>
                <draw:equation draw:name="f26" draw:formula="?f25 / ?f15"/>
                <draw:equation draw:name="f27" draw:formula="?f11 - ?f26"/>
              </draw:enhanced-geometry>
            </draw:custom-shape>
          </table:table-cell>
          <table:table-cell table:number-columns-repeated="16383" table:style-name="ce1"/>
        </table:table-row>
        <table:table-row table:style-name="ro3">
          <table:table-cell/>
          <table:table-cell office:value-type="string" table:style-name="ce2">
            <text:p>Here on the basis of the data of Sales of XYZ Company we are going to Extract, Transform &amp; then Load the data to create several<text:s/></text:p>
          </table:table-cell>
          <table:table-cell table:number-columns-repeated="9" table:style-name="ce2"/>
          <table:table-cell table:number-columns-repeated="16373"/>
        </table:table-row>
        <table:table-row table:style-name="ro3">
          <table:table-cell/>
          <table:table-cell office:value-type="string" table:style-name="ce2">
            <text:p>Graph, metrics and Charts and it is based on the organizational pictorial repersentation.<text:s/></text:p>
          </table:table-cell>
          <table:table-cell table:number-columns-repeated="9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office:value-type="string" table:style-name="ce3">
            <text:p>Software Name</text:p>
          </table:table-cell>
          <table:table-cell office:value-type="string" table:style-name="ce3">
            <text:p>Price (INR)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Total Revenue (INR)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4">
            <text:p>Autodesk AutoCAD</text:p>
          </table:table-cell>
          <table:table-cell office:value-type="float" office:value="30000" table:style-name="ce5">
            <text:p>30,00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llahabad</text:p>
          </table:table-cell>
          <table:table-cell office:value-type="string" table:style-name="ce4">
            <text:p>Neha Verma</text:p>
          </table:table-cell>
          <table:table-cell office:value-type="float" office:value="90000" table:style-name="ce5">
            <text:p>90,000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5">
          <table:table-cell/>
          <table:table-cell office:value-type="string" table:style-name="ce4">
            <text:p>Google Drive</text:p>
          </table:table-cell>
          <table:table-cell office:value-type="float" office:value="28000" table:style-name="ce5">
            <text:p>28,00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llahabad</text:p>
          </table:table-cell>
          <table:table-cell office:value-type="string" table:style-name="ce4">
            <text:p>Neha Verma</text:p>
          </table:table-cell>
          <table:table-cell office:value-type="float" office:value="112000" table:style-name="ce5">
            <text:p>1,12,000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4">
            <text:p>Adobe Photoshop</text:p>
          </table:table-cell>
          <table:table-cell office:value-type="float" office:value="25000" table:style-name="ce5">
            <text:p>25,00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Lucknow</text:p>
          </table:table-cell>
          <table:table-cell office:value-type="string" table:style-name="ce4">
            <text:p>Priya Singh</text:p>
          </table:table-cell>
          <table:table-cell office:value-type="float" office:value="125000" table:style-name="ce5">
            <text:p>1,25,000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4">
            <text:p>IBM Watson</text:p>
          </table:table-cell>
          <table:table-cell office:value-type="float" office:value="22000" table:style-name="ce5">
            <text:p>22,00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Varanasi</text:p>
          </table:table-cell>
          <table:table-cell office:value-type="string" table:style-name="ce4">
            <text:p>Amit Kumar</text:p>
          </table:table-cell>
          <table:table-cell office:value-type="float" office:value="132000" table:style-name="ce5">
            <text:p>1,32,000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4">
            <text:p>BitDefender Total Security</text:p>
          </table:table-cell>
          <table:table-cell office:value-type="float" office:value="20000" table:style-name="ce5">
            <text:p>20,00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Kanpur</text:p>
          </table:table-cell>
          <table:table-cell office:value-type="string" table:style-name="ce4">
            <text:p>Rajesh Sharma</text:p>
          </table:table-cell>
          <table:table-cell office:value-type="float" office:value="160000" table:style-name="ce5">
            <text:p>1,60,000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4">
            <text:p>Zendesk</text:p>
          </table:table-cell>
          <table:table-cell office:value-type="float" office:value="18000" table:style-name="ce5">
            <text:p>18,00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Lucknow</text:p>
          </table:table-cell>
          <table:table-cell office:value-type="string" table:style-name="ce4">
            <text:p>Priya Singh</text:p>
          </table:table-cell>
          <table:table-cell office:value-type="float" office:value="126000" table:style-name="ce5">
            <text:p>1,26,000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4">
            <text:p>Microsoft Office 365</text:p>
          </table:table-cell>
          <table:table-cell office:value-type="float" office:value="15000" table:style-name="ce5">
            <text:p>15,00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anpur</text:p>
          </table:table-cell>
          <table:table-cell office:value-type="string" table:style-name="ce4">
            <text:p>Rajesh Sharma</text:p>
          </table:table-cell>
          <table:table-cell office:value-type="float" office:value="150000" table:style-name="ce5">
            <text:p>1,50,000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4">
            <text:p>Slack</text:p>
          </table:table-cell>
          <table:table-cell office:value-type="float" office:value="10000" table:style-name="ce5">
            <text:p>10,00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Varanasi</text:p>
          </table:table-cell>
          <table:table-cell office:value-type="string" table:style-name="ce4">
            <text:p>Amit Kumar</text:p>
          </table:table-cell>
          <table:table-cell office:value-type="float" office:value="200000" table:style-name="ce5">
            <text:p>2,00,000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6">
            <text:p>Total sum=</text:p>
          </table:table-cell>
          <table:table-cell office:value-type="float" office:value="1095000" table:formula="msoxl:=SUM(G9:G16)" table:style-name="ce7">
            <text:p>10,95,000</text:p>
          </table:table-cell>
          <table:table-cell table:number-columns-repeated="16377" table:style-name="ce1"/>
        </table:table-row>
        <table:table-row table:number-rows-repeated="3" table:style-name="ro2" table:visibility="collapse">
          <table:table-cell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6">
          <table:table-cell/>
          <table:table-cell office:value-type="string" table:style-name="ce8">
            <text:p>Sure, here are five questions based on the dataset:</text:p>
          </table:table-cell>
          <table:table-cell table:number-columns-repeated="3" table:style-name="ce8"/>
          <table:table-cell table:number-columns-repeated="16379" table:style-name="ce1"/>
        </table:table-row>
        <table:table-row table:style-name="ro2" table:visibility="collapse">
          <table:table-cell/>
          <table:table-cell table:style-name="ce9"/>
          <table:table-cell table:number-columns-repeated="16382" table:style-name="ce1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office:value-type="string" table:style-name="ce10">
            <text:p>1. Which salesperson achieved the highest total revenue, and what was the amount?</text:p>
          </table:table-cell>
          <table:table-cell table:number-columns-repeated="8" table:style-name="ce11"/>
          <table:table-cell table:number-columns-repeated="16374"/>
        </table:table-row>
        <table:table-row table:style-name="ro2">
          <table:table-cell/>
          <table:table-cell office:value-type="string" table:style-name="ce10">
            <text:p>2. What is the total revenue generated from sales in Kanpur?</text:p>
          </table:table-cell>
          <table:table-cell table:number-columns-repeated="8" table:style-name="ce11"/>
          <table:table-cell table:number-columns-repeated="16374"/>
        </table:table-row>
        <table:table-row table:style-name="ro2">
          <table:table-cell/>
          <table:table-cell office:value-type="string" table:style-name="ce10">
            <text:p>3. How many units of software were sold by Amit Kumar in total?</text:p>
          </table:table-cell>
          <table:table-cell table:number-columns-repeated="8" table:style-name="ce11"/>
          <table:table-cell table:number-columns-repeated="16374"/>
        </table:table-row>
        <table:table-row table:style-name="ro2">
          <table:table-cell/>
          <table:table-cell office:value-type="string" table:style-name="ce10">
            <text:p>4. Which software had the highest price, and who was the salesperson for it?</text:p>
          </table:table-cell>
          <table:table-cell table:number-columns-repeated="8" table:style-name="ce11"/>
          <table:table-cell table:number-columns-repeated="16374"/>
        </table:table-row>
        <table:table-row table:style-name="ro2">
          <table:table-cell/>
          <table:table-cell office:value-type="string" table:style-name="ce10">
            <text:p>5. What is the combined total revenue generated by all salespersons for Adobe Photoshop and Autodesk AutoCAD?</text:p>
          </table:table-cell>
          <table:table-cell table:number-columns-repeated="5" table:style-name="ce11"/>
          <table:table-cell table:style-name="ce10"/>
          <table:table-cell table:number-columns-repeated="2" table:style-name="ce11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2">
            <text:p>1. Ans: - Amit Kumar has achieved the highest revenue &amp; that is 2,00,000 Rs. We did it through the sorting.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"/>
          <table:table-cell table:number-columns-repeated="16382" table:style-name="ce1"/>
        </table:table-row>
        <table:table-row table:style-name="ro2">
          <table:table-cell/>
          <table:table-cell office:value-type="string" table:style-name="ce13">
            <text:p><text:s text:c="3"/>2 Ans:- For the Total Sales revenue generated by the city of Kanpur then it is <text:s/>can be given with the<text:s/></text:p>
          </table:table-cell>
          <table:table-cell table:number-columns-repeated="5" table:style-name="ce1"/>
          <table:table-cell office:value-type="string" table:style-name="ce13">
            <text:p>help of "Autosum Features" in the MS Excel.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3">
            <text:p><text:s text:c="18"/>And that is Rs 10,95,0000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4"/><text:span text:style-name="T1">3 Ans:-For the number of softwares that sold by Amit can be seen by the function of Count</text:span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3">
            <text:p>Software Name</text:p>
          </table:table-cell>
          <table:table-cell office:value-type="string" table:style-name="ce3">
            <text:p>Price (INR)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Total Revenue (INR)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4">
            <text:p>Slack</text:p>
          </table:table-cell>
          <table:table-cell office:value-type="float" office:value="10000" table:style-name="ce5">
            <text:p>10,00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Varanasi</text:p>
          </table:table-cell>
          <table:table-cell office:value-type="string" table:style-name="ce4">
            <text:p>Amit Kumar</text:p>
          </table:table-cell>
          <table:table-cell office:value-type="float" office:value="200000" table:style-name="ce5">
            <text:p>2,00,00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4">
            <text:p>IBM Watson</text:p>
          </table:table-cell>
          <table:table-cell office:value-type="float" office:value="22000" table:style-name="ce5">
            <text:p>22,00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Varanasi</text:p>
          </table:table-cell>
          <table:table-cell office:value-type="string" table:style-name="ce4">
            <text:p>Amit Kumar</text:p>
          </table:table-cell>
          <table:table-cell office:value-type="float" office:value="132000" table:style-name="ce5">
            <text:p>1,32,0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4">
            <text:p>And now count the Quantity of it.</text:p>
          </table:table-cell>
          <table:table-cell table:style-name="ce14"/>
          <table:table-cell table:number-columns-repeated="16381" table:style-name="ce1"/>
        </table:table-row>
        <table:table-row table:style-name="ro2">
          <table:table-cell/>
          <table:table-cell office:value-type="string" table:style-name="ce15">
            <text:p>That is 26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3">
            <text:p>4. For this we will go to the Price and click on the dropdown and select "Largest to Smallest" and get the data and that is Neha Verma</text:p>
          </table:table-cell>
          <table:table-cell table:number-columns-repeated="9" table:style-name="ce1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3">
            <text:p>5 Ans:- For this go to "Software Name" and search for both the Companies name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7">
          <table:table-cell/>
          <table:table-cell office:value-type="string" table:style-name="ce3">
            <text:p>Software Name</text:p>
          </table:table-cell>
          <table:table-cell office:value-type="string" table:style-name="ce3">
            <text:p>Price (INR)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Total Revenue (INR)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4">
            <text:p>Autodesk AutoCAD</text:p>
          </table:table-cell>
          <table:table-cell office:value-type="float" office:value="30000" table:style-name="ce5">
            <text:p>30,00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llahabad</text:p>
          </table:table-cell>
          <table:table-cell office:value-type="string" table:style-name="ce4">
            <text:p>Neha Verma</text:p>
          </table:table-cell>
          <table:table-cell office:value-type="float" office:value="90000" table:style-name="ce5">
            <text:p>90,000</text:p>
          </table:table-cell>
          <table:table-cell table:number-columns-repeated="16377"/>
        </table:table-row>
        <table:table-row table:style-name="ro9">
          <table:table-cell/>
          <table:table-cell office:value-type="string" table:style-name="ce4">
            <text:p>Adobe Photoshop</text:p>
          </table:table-cell>
          <table:table-cell office:value-type="float" office:value="25000" table:style-name="ce5">
            <text:p>25,00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Lucknow</text:p>
          </table:table-cell>
          <table:table-cell office:value-type="string" table:style-name="ce4">
            <text:p>Priya Singh</text:p>
          </table:table-cell>
          <table:table-cell office:value-type="float" office:value="125000" table:style-name="ce5">
            <text:p>1,25,000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2" draw:id="id1" draw:style-name="a3" draw:name="Chart 2" svg:x="0.19271in" svg:y="0.08333in" svg:width="9.85938in" svg:height="3.8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19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B8:Sheet1.G17" table:display-filter-buttons="tru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  <style:font-face style:name="Arial Black" svg:font-family="&quot;Arial Black&quot;"/>
    <style:font-face style:name="Algerian" svg:font-family="Algerian"/>
    <style:font-face style:name="Bahnschrift Light SemiCondensed" svg:font-family="&quot;Bahnschrift Light SemiCondensed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ENOVO</meta:initial-creator>
    <dc:creator>LENOVO</dc:creator>
    <meta:creation-date>2024-10-09T05:41:02Z</meta:creation-date>
    <dc:date>2024-11-04T17:52:21Z</dc:date>
    <meta:print-date>2024-10-10T18:57:0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</office:automatic-styles>
  <office:body>
    <office:chart>
      <chart:chart chart:class="chart:circle" svg:height="276.75pt" svg:width="709.8753543307087pt" chart:style-name="Crt0">
        <chart:title chart:style-name="CT00">
          <text:p text:style-name="a0" text:class-names="" text:cond-style-name="">Total Revenue (INR)</text:p>
        </chart:title>
        <chart:legend svg:x="467.3345669291339pt" svg:y="60.20590551181102pt" chart:style-name="Lgnd"/>
        <chart:plot-area chart:style-name="Plt0">
          <chart:axis chart:dimension="x">
            <chart:categories table:cell-range-address="Sheet1.$B$9:.$F$16"/>
          </chart:axis>
          <chart:axis chart:dimension="y"/>
          <chart:series chart:label-cell-address="Sheet1.$G$8" chart:values-cell-range-address="Sheet1.$G$9:.$G$1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